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902in" style:auto-text-indent="false"/>
    </style:style>
    <style:style style:name="P6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>
      <style:paragraph-properties fo:margin-left="0.5in" fo:margin-right="0in" fo:margin-top="0in" fo:margin-bottom="0in" loext:contextual-spacing="false" fo:text-align="justify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ans" fo:font-size="14pt" fo:font-style="normal" style:text-underline-style="none" fo:font-weight="bold" style:font-name-asian="Liberation Sans1" style:font-size-asian="14pt" style:font-style-asian="normal" style:font-weight-asian="bold" style:font-name-complex="Liberation Sans1" style:font-size-complex="14pt"/>
    </style:style>
    <style:style style:name="P12" style:family="paragraph" style:parent-style-name="Heading_20_3" style:list-style-name="WWNum3" style:master-page-name="Standard">
      <style:paragraph-properties fo:margin-left="0in" fo:margin-right="0in" fo:margin-top="0.0972in" fo:margin-bottom="0.0835in" loext:contextual-spacing="false" fo:line-height="100%" fo:text-indent="0in" style:auto-text-indent="false" style:page-number="1"/>
    </style:style>
    <style:style style:name="P13" style:family="paragraph" style:parent-style-name="Heading_20_3" style:list-style-name="WWNum3">
      <style:paragraph-properties fo:margin-left="0in" fo:margin-right="0in" fo:text-indent="0in" style:auto-text-indent="false"/>
    </style:style>
    <style:style style:name="P14" style:family="paragraph" style:parent-style-name="Heading_20_3" style:list-style-name="WWNum3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fo:color="#000080" style:text-underline-style="solid" style:text-underline-width="auto" style:text-underline-color="font-color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style:font-name="Liberation Sans" fo:font-size="14pt" fo:font-weight="bold" style:font-name-asian="Liberation Sans1" style:font-size-asian="14pt" style:font-weight-asian="bold" style:font-name-complex="Liberation Sans1" style:font-size-complex="14pt"/>
    </style:style>
    <style:style style:name="T4" style:family="text">
      <style:text-properties fo:font-weight="normal" style:font-weight-asian="normal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47065541464617384" text:style-name="WWNum3">
        <text:list-item>
          <text:list>
            <text:list-item>
              <text:list>
                <text:list-item>
                  <text:p text:style-name="P12">Инструкция по обновлению ПО XXXXXX</text:p>
                </text:list-item>
                <text:list-item>
                  <text:p text:style-name="P13">Версия 0.0.1</text:p>
                </text:list-item>
              </text:list>
            </text:list-item>
          </text:list>
        </text:list-item>
      </text:list>
      <text:p text:style-name="P1"/>
      <text:p text:style-name="P5">Общие положения. </text:p>
      <text:p text:style-name="P5">Данная инструкция описывает процедуру обновления ПО XXXXXX и предназначена для работников ответственных за функционирования соответствующих production серверов. Обновление данной инструкции происходит по необходимости разработчиками ПО XXXXXX.</text:p>
      <text:p text:style-name="P5"/>
      <text:p text:style-name="P5">Порядок обновления в ручном режиме</text:p>
      <text:p text:style-name="P5"/>
      <text:list xml:id="list6933360554726854931" text:style-name="WWNum4">
        <text:list-item>
          <text:p text:style-name="P6">Скачать файл указанный разработчиками со со страницы: <text:a xlink:type="simple" xlink:href="https://anysuite:443/updates/" text:style-name="Internet_20_link" text:visited-style-name="Visited_20_Internet_20_Link"><text:span text:style-name="T1">https://anysuite:443/updates/</text:span></text:a></text:p>
        </text:list-item>
      </text:list>
      <text:p text:style-name="P10"/>
      <text:list xml:id="list53922397929190" text:continue-numbering="true" text:style-name="WWNum4">
        <text:list-item>
          <text:p text:style-name="P6">Скопировать скаченный файл по следующим путям:</text:p>
        </text:list-item>
      </text:list>
      <text:p text:style-name="P10"/>
      <text:p text:style-name="P10"><text:a xlink:type="simple" xlink:href="about:blank" text:style-name="Internet_20_link" text:visited-style-name="Visited_20_Internet_20_Link"><text:span text:style-name="T1">root@astraserver1</text:span></text:a>:/var/www/web/htdocs/updates/</text:p>
      <text:p text:style-name="P10"><text:a xlink:type="simple" xlink:href="about:blank" text:style-name="Internet_20_link" text:visited-style-name="Visited_20_Internet_20_Link"><text:span text:style-name="T1">root@astraserver2</text:span></text:a>:/var/www/web/htdocs/updates/</text:p>
      <text:p text:style-name="P2"/>
      <text:list xml:id="list53922885545398" text:continue-numbering="true" text:style-name="WWNum4">
        <text:list-item>
          <text:p text:style-name="P6">Установить для скаченных файлов владельца, группу владельца и права доступа согласно указанным ниже:</text:p>
        </text:list-item>
      </text:list>
      <text:p text:style-name="P10"/>
      <text:p text:style-name="P10">chown root:www-data &lt;имя файла&gt;</text:p>
      <text:p text:style-name="P10">chmod 440 &lt;имя файла&gt;</text:p>
      <text:p text:style-name="P2"/>
      <text:p text:style-name="P2"><text:soft-page-break/>Проверка корректности работы ПО XXXXXX после обновления</text:p>
      <text:p text:style-name="P2"/>
      <text:p text:style-name="P2">В настоящий момент способ проверки корректности ПО XXXXXX после обновления не определён.</text:p>
      <text:p text:style-name="P2"/>
      <text:p text:style-name="P2"/>
      <text:p text:style-name="P2"/>
      <text:p text:style-name="P5">Порядок обновления в автоматизированном режиме режиме</text:p>
      <text:p text:style-name="P5"/>
      <text:list xml:id="list776286777024224028" text:style-name="WWNum5">
        <text:list-item>
          <text:p text:style-name="P7">Сохранить содержания приложения 1 в текстовый файл с расширением yml. Отступы в данном файле важны. Если файл существует переходим к следующему пункту. </text:p>
        </text:list-item>
      </text:list>
      <text:p text:style-name="P10"/>
      <text:list xml:id="list53923668117720" text:continue-numbering="true" text:style-name="WWNum5">
        <text:list-item>
          <text:p text:style-name="P7">в папке где находиться данный файл создать инвентарный файл с содержащий информацию о узлах astraserver1 и <text:s/>astraserver2. Образец в приложении 2. Если файл существует переходим к следующему пункту.</text:p>
        </text:list-item>
      </text:list>
      <text:p text:style-name="P10"/>
      <text:list xml:id="list53922592979315" text:continue-numbering="true" text:style-name="WWNum5">
        <text:list-item>
          <text:p text:style-name="P7">Выполнить команду:</text:p>
        </text:list-item>
      </text:list>
      <text:p text:style-name="P2"/>
      <text:p text:style-name="P1">ansible-playbook -i &lt;инвентарный файл&gt; -a</text:p>
      <text:p text:style-name="P1">или</text:p>
      <text:p text:style-name="P1">ansible-playbook -i &lt;инвентарный файл&gt; -t &lt;название задачи&gt;</text:p>
      <text:p text:style-name="P2"/>
      <text:p text:style-name="P2"/>
      <text:p text:style-name="P2"/>
      <text:p text:style-name="P2"/>
      <text:p text:style-name="P2"><text:soft-page-break/></text:p>
      <text:p text:style-name="P3">Приложение 1.</text:p>
      <text:p text:style-name="P4">---</text:p>
      <text:p text:style-name="P4">- hosts: all</text:p>
      <text:p text:style-name="P4"><text:s text:c="2"/>tasks:</text:p>
      <text:p text:style-name="P4"><text:s text:c="4"/></text:p>
      <text:p text:style-name="P4"><text:s text:c="2"/>- name: Get last version of XXXXXX application</text:p>
      <text:p text:style-name="P4"><text:s text:c="4"/>local_action: shell curl -k --silent https://anysuite:443/updates/ | sed 's/.*href\="//p' | sed 's/".*//p' | grep 'gz.enc' | sort | tail -1</text:p>
      <text:p text:style-name="P4"><text:s text:c="4"/>register: app_version</text:p>
      <text:p text:style-name="P4"><text:s text:c="4"/>tags:</text:p>
      <text:p text:style-name="P4"><text:s text:c="7"/>- check</text:p>
      <text:p text:style-name="P4"><text:s text:c="7"/>- update</text:p>
      <text:p text:style-name="P4"><text:s text:c="7"/>- local</text:p>
      <text:p text:style-name="P4"/>
      <text:p text:style-name="P4"><text:s text:c="2"/>- name: Print version of application</text:p>
      <text:p text:style-name="P4"><text:s text:c="4"/>debug: var=app_version.stdout</text:p>
      <text:p text:style-name="P4"><text:s text:c="4"/>tags:</text:p>
      <text:p text:style-name="P4"><text:s text:c="7"/>- check</text:p>
      <text:p text:style-name="P4"><text:s text:c="7"/>- update</text:p>
      <text:p text:style-name="P4"><text:s text:c="7"/>- local</text:p>
      <text:p text:style-name="P4"/>
      <text:p text:style-name="P4"><text:soft-page-break/><text:s text:c="2"/>- name: Download XXXXXX application to local $HOME directory</text:p>
      <text:p text:style-name="P4"><text:s text:c="4"/>local_action: shell wget --no-check-certificate -P ~/ <text:s/>https://anysuite:443/updates/{{ app_version.stdout }}</text:p>
      <text:p text:style-name="P4"><text:s text:c="4"/>tags:</text:p>
      <text:p text:style-name="P4"><text:s text:c="7"/>- local</text:p>
      <text:p text:style-name="P4"><text:s text:c="7"/>- update</text:p>
      <text:p text:style-name="P4"/>
      <text:p text:style-name="P4"><text:s text:c="2"/>- name: Copy to $HOME on remote host </text:p>
      <text:p text:style-name="P4"><text:s text:c="4"/>copy:</text:p>
      <text:p text:style-name="P4"><text:s text:c="6"/>src: ~/{{ app_version.stdout }}</text:p>
      <text:p text:style-name="P4"><text:s text:c="6"/>dest: /tmp/</text:p>
      <text:p text:style-name="P4"><text:s text:c="4"/>tags:</text:p>
      <text:p text:style-name="P4"><text:s text:c="7"/>- update</text:p>
      <text:p text:style-name="P4"/>
      <text:p text:style-name="P4"><text:s text:c="2"/>- name: Copy to necessary directory</text:p>
      <text:p text:style-name="P4"><text:s text:c="4"/>shell: sudo /usr/bin/install -g www-data -m 440 /tmp/{{ app_version.stdout }} /var/www/web/htdocs/updates/</text:p>
      <text:p text:style-name="P4"><text:s text:c="4"/>tags:</text:p>
      <text:p text:style-name="P4"><text:s text:c="7"/>- update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риложение 2.</text:p>
      <text:p text:style-name="P3"/>
      <text:p text:style-name="P4">astraserver1 ansible_ssh_user=&lt;имя пользователя&gt; ansible_ssh_pass=&lt;пароль пользователя&gt; ansible_sudo_pass=&lt;пароль для sudo&gt; <text:s text:c="5"/></text:p>
      <text:p text:style-name="P4"/>
      <text:p text:style-name="P4">astraserver2 ansible_ssh_user=&lt;имя пользователя&gt; ansible_ssh_pass=&lt;пароль пользователя&gt; ansible_sudo_pass=&lt;пароль для sudo&gt; 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3923684552638" text:continue-list="list6647065541464617384" text:style-name="WWNum3">
        <text:list-item>
          <text:list>
            <text:list-item>
              <text:list>
                <text:list-item>
                  <text:p text:style-name="P13"><text:span text:style-name="T2">Инструкция по обновлению ПО YYYYYY</text:span></text:p>
                </text:list-item>
                <text:list-item>
                  <text:p text:style-name="P14"><text:span text:style-name="T2">Версия 0.0.1</text:span></text:p>
                </text:list-item>
              </text:list>
            </text:list-item>
          </text:list>
        </text:list-item>
      </text:list>
      <text:p text:style-name="P11"/>
      <text:p text:style-name="P5"><text:span text:style-name="T4">Общие положения. </text:span></text:p>
      <text:p text:style-name="P5"><text:span text:style-name="T5">Данная инструкция описывает процедуру обновления ПО YYYYYY и предназначена для работников ответственных за функционирования соответствующих production серверов. Обновление данной инструкции происходит по необходимости разработчиками ПО YYYYYY.</text:span></text:p>
      <text:p text:style-name="P2"/>
      <text:p text:style-name="P5"><text:soft-page-break/>Порядок обновления</text:p>
      <text:p text:style-name="P2"/>
      <text:list xml:id="list1614627124801660995" text:style-name="WWNum1">
        <text:list-item>
          <text:p text:style-name="P8">Скачать файл указанный разработчиками со страницы указанной в заявке;</text:p>
        </text:list-item>
      </text:list>
      <text:list xml:id="list53923733966666" text:continue-list="list53922885545398" text:style-name="WWNum4">
        <text:list-item>
          <text:p text:style-name="P6">Скопировать скачанный файл по следующим путям:</text:p>
        </text:list-item>
      </text:list>
      <text:p text:style-name="P10"/>
      <text:p text:style-name="P2"><text:a xlink:type="simple" xlink:href="about:blank" text:style-name="Internet_20_link" text:visited-style-name="Visited_20_Internet_20_Link"><text:span text:style-name="T1">root@gefest</text:span></text:a>:/opt/jetty/webapps</text:p>
      <text:p text:style-name="P2"/>
      <text:list xml:id="list53922745197171" text:continue-numbering="true" text:style-name="WWNum4">
        <text:list-item>
          <text:p text:style-name="P6">Установить для скачанных файлов владельца, группу владельца и права доступа согласно указанным ниже:</text:p>
        </text:list-item>
      </text:list>
      <text:p text:style-name="P10"/>
      <text:p text:style-name="P10">chown jetty:jetty &lt;имя файла&gt;</text:p>
      <text:p text:style-name="P10">chmod 644 &lt;имя файла&gt;</text:p>
      <text:p text:style-name="P2"/>
      <text:p text:style-name="P2">Перезапуск службы jetty:</text:p>
      <text:p text:style-name="P2"/>
      <text:list xml:id="list8314158875717110808" text:style-name="WWNum2">
        <text:list-item>
          <text:p text:style-name="P9">service jetty stop</text:p>
        </text:list-item>
        <text:list-item>
          <text:p text:style-name="P9">service jetty start</text:p>
        </text:list-item>
      </text:list>
      <text:p text:style-name="P2"/>
      <text:p text:style-name="P2">Проверка корректности работы ПО YYYYYY после обновления:</text:p>
      <text:p text:style-name="P2"/>
      <text:p text:style-name="P2">Необходимо открыть в браузере страницу по адресу: <text:s/><text:a xlink:type="simple" xlink:href="https://arm-gefest/login" text:style-name="Internet_20_link" text:visited-style-name="Visited_20_Internet_20_Link"><text:span text:style-name="T1">https://arm-gefest/login</text:span></text:a></text:p>
      <text:p text:style-name="P2">В случае нормального функционирования приложения (после возможных сообщений о проблемах с установлением безопасного соединения) будет доступна форма ввода логина-пароля.</text:p>
      <text:p text:style-name="P2"><text:soft-page-break/></text:p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1" style:font-family-asian="'Liberation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74" meta:word-count="435" meta:character-count="3582" meta:non-whitespace-character-count="3071"/>
    <meta:generator>LibreOfficeDev/5.1.0.3$Linux_X86_64 LibreOffice_project/</meta:generator>
  </office:meta>
</office:document-meta>
</file>